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4mm"/>
    </style:style>
    <style:style style:name="co2" style:family="table-column">
      <style:table-column-properties fo:break-before="auto" style:column-width="56.32mm"/>
    </style:style>
    <style:style style:name="co3" style:family="table-column">
      <style:table-column-properties fo:break-before="auto" style:column-width="20.9mm"/>
    </style:style>
    <style:style style:name="co4" style:family="table-column">
      <style:table-column-properties fo:break-before="auto" style:column-width="40.55mm"/>
    </style:style>
    <style:style style:name="co5" style:family="table-column">
      <style:table-column-properties fo:break-before="auto" style:column-width="26.92mm"/>
    </style:style>
    <style:style style:name="co6" style:family="table-column">
      <style:table-column-properties fo:break-before="auto" style:column-width="37.62mm"/>
    </style:style>
    <style:style style:name="co7" style:family="table-column">
      <style:table-column-properties fo:break-before="auto" style:column-width="26.6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50.01mm" fo:break-before="auto" style:use-optimal-row-height="false"/>
    </style:style>
    <style:style style:name="ro3" style:family="table-row">
      <style:table-row-properties style:row-height="6.3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no-wrap"/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Droid Sans" fo:font-size="12pt" style:font-size-asian="12pt" style:font-size-complex="12pt"/>
    </style:style>
    <style:style style:name="ce4" style:family="table-cell" style:parent-style-name="Default">
      <style:table-cell-properties fo:wrap-option="no-wrap"/>
      <style:text-properties style:font-name="Droid Sans" fo:font-size="12pt" style:font-name-asian="Noto Sans CJK SC Regular" style:font-size-asian="12pt" style:font-name-complex="FreeSans" style:font-size-complex="12pt"/>
    </style:style>
    <style:style style:name="ce5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style:font-size-asian="12pt" style:font-size-complex="12pt"/>
    </style:style>
    <style:style style:name="ce10" style:family="table-cell" style:parent-style-name="Default" style:data-style-name="N100">
      <style:text-properties style:font-name="Droid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klokTHREEjr_pcb_Bo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9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6" table:default-cell-style-name="ce6"/>
        <table:table-row table:style-name="ro1">
          <table:table-cell table:style-name="ce1" office:value-type="string" calcext:value-type="string">
            <text:p>Designator</text:p>
          </table:table-cell>
          <table:table-cell table:style-name="ce5" office:value-type="string" calcext:value-type="string">
            <text:p>Package</text:p>
          </table:table-cell>
          <table:table-cell table:style-name="ce8" office:value-type="string" calcext:value-type="string">
            <text:p>Quantity</text:p>
          </table:table-cell>
          <table:table-cell table:style-name="ce5" office:value-type="string" calcext:value-type="string">
            <text:p>Designation</text:p>
          </table:table-cell>
          <table:table-cell table:style-name="ce5" office:value-type="string" calcext:value-type="string">
            <text:p>Digi PN</text:p>
          </table:table-cell>
          <table:table-cell table:style-name="ce5" office:value-type="string" calcext:value-type="string">
            <text:p>Mfr.</text:p>
          </table:table-cell>
          <table:table-cell table:style-name="ce5" office:value-type="string" calcext:value-type="string">
            <text:p>Mfg PN</text:p>
          </table:table-cell>
          <table:table-cell table:style-name="ce5" office:value-type="string" calcext:value-type="string">
            <text:p>Decription</text:p>
          </table:table-cell>
          <table:table-cell table:style-name="ce5" office:value-type="string" calcext:value-type="string">
            <text:p>Link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BK-912-ND</text:p>
          </table:table-cell>
          <table:table-cell office:value-type="string" calcext:value-type="string">
            <text:p>MPD (Memory Protection Devices)</text:p>
          </table:table-cell>
          <table:table-cell office:value-type="string" calcext:value-type="string">
            <text:p>BK-912</text:p>
          </table:table-cell>
          <table:table-cell office:value-type="string" calcext:value-type="string">
            <text:p>HOLDER COIN CELL 20MM SMD</text:p>
          </table:table-cell>
          <table:table-cell office:value-type="string" calcext:value-type="string">
            <text:p><text:a xlink:href="https://www.digikey.com/product-detail/en/mpd-memory-protection-devices/BK-912/BK-912-ND/2647825" xlink:type="simple">https://www.digikey.com/product-detail/en/mpd-memory-protection-devices/BK-912/BK-912-ND/264782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T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Coin 2032</text:p>
          </table:table-cell>
          <table:table-cell office:value-type="string" calcext:value-type="string">
            <text:p>P189-ND</text:p>
          </table:table-cell>
          <table:table-cell office:value-type="string" calcext:value-type="string">
            <text:p/>
            <text:p>Panasonic – BSG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 LITHIUM 3V COIN 20MM</text:p>
          </table:table-cell>
          <table:table-cell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,C2,C3,C4,C5,C6,C7,C8,C9,C10,C11,C12,C13,C14,C15,C16,C22,C24,C26,C29,C30,C31</text:p>
          </table:table-cell>
          <table:table-cell office:value-type="string" calcext:value-type="string">
            <text:p>c_0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478-139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5C104KAT2A</text:p>
          </table:table-cell>
          <table:table-cell office:value-type="string" calcext:value-type="string">
            <text:p>CAP CER 0.1UF 50V X7R 0805</text:p>
          </table:table-cell>
          <table:table-cell office:value-type="string" calcext:value-type="string">
            <text:p><text:a xlink:href="https://www.digikey.com/product-detail/en/avx-corporation/08055C104KAT2A/478-1395-1-ND/564427" xlink:type="simple">https://www.digikey.com/product-detail/en/avx-corporation/08055C104KAT2A/478-1395-1-ND/564427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7,C23,C25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P16804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S1E100R</text:p>
          </table:table-cell>
          <table:table-cell office:value-type="string" calcext:value-type="string">
            <text:p>CAP ALUM POLY 10UF 20% 25V SMD</text:p>
          </table:table-cell>
          <table:table-cell office:value-type="string" calcext:value-type="string">
            <text:p><text:a xlink:href="https://www.digikey.com/product-detail/en/panasonic-electronic-components/EEF-CS1E100R/P16804-1-ND/4755574" xlink:type="simple">https://www.digikey.com/product-detail/en/panasonic-electronic-components/EEF-CS1E100R/P16804-1-ND/4755574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P16818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1E220R</text:p>
          </table:table-cell>
          <table:table-cell office:value-type="string" calcext:value-type="string">
            <text:p>CAP ALUM POLY 22UF 20% 25V SMD</text:p>
          </table:table-cell>
          <table:table-cell office:value-type="string" calcext:value-type="string">
            <text:p><text:a xlink:href="https://www.digikey.com/product-detail/en/panasonic-electronic-components/EEF-CX1E220R/P16818-1-ND/4755588" xlink:type="simple">https://www.digikey.com/product-detail/en/panasonic-electronic-components/EEF-CX1E220R/P16818-1-ND/475558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9,C20,C21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478-375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3C104KAT2A</text:p>
          </table:table-cell>
          <table:table-cell office:value-type="string" calcext:value-type="string">
            <text:p>CAP CER 0.1UF 25V X7R 0805</text:p>
          </table:table-cell>
          <table:table-cell office:value-type="string" calcext:value-type="string">
            <text:p><text:a xlink:href="https://www.digikey.com/product-detail/en/avx-corporation/08053C104KAT2A/478-3755-1-ND/1116453" xlink:type="simple">https://www.digikey.com/product-detail/en/avx-corporation/08053C104KAT2A/478-3755-1-ND/111645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PCE4278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0J101R</text:p>
          </table:table-cell>
          <table:table-cell office:value-type="string" calcext:value-type="string">
            <text:p>CAP ALUM POLY 100UF 20% 6.3V SMD</text:p>
          </table:table-cell>
          <table:table-cell office:value-type="string" calcext:value-type="string">
            <text:p><text:a xlink:href="https://www.digikey.com/product-detail/en/panasonic-electronic-components/EEF-CX0J101R/PCE4278CT-ND/816448" xlink:type="simple">https://www.digikey.com/product-detail/en/panasonic-electronic-components/EEF-CX0J101R/PCE4278CT-ND/81644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478-5030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3C105KAT2A</text:p>
          </table:table-cell>
          <table:table-cell office:value-type="string" calcext:value-type="string">
            <text:p>CAP CER 1UF 25V X7R 0805</text:p>
          </table:table-cell>
          <table:table-cell office:value-type="string" calcext:value-type="string">
            <text:p><text:a xlink:href="https://www.digikey.com/product-detail/en/avx-corporation/08053C105KAT2A/478-5030-1-ND/1888241" xlink:type="simple">https://www.digikey.com/product-detail/en/avx-corporation/08053C105KAT2A/478-5030-1-ND/1888241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1N5819HW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1N5819HW-7-F</text:p>
          </table:table-cell>
          <table:table-cell office:value-type="string" calcext:value-type="string">
            <text:p>DIODE SCHOTTKY 40V 1A SOD123</text:p>
          </table:table-cell>
          <table:table-cell office:value-type="string" calcext:value-type="string">
            <text:p><text:a xlink:href="https://www.digikey.com/product-detail/en/diodes-incorporated/1N5819HW-7-F/1N5819HW-FDICT-ND/815283" xlink:type="simple">https://www.digikey.com/product-detail/en/diodes-incorporated/1N5819HW-7-F/1N5819HW-FDICT-ND/81528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732-4983-1-ND</text:p>
          </table:table-cell>
          <table:table-cell office:value-type="string" calcext:value-type="string">
            <text:p>Wurth Electronics Inc.</text:p>
          </table:table-cell>
          <table:table-cell office:value-type="string" calcext:value-type="string">
            <text:p>150080GS75000</text:p>
          </table:table-cell>
          <table:table-cell office:value-type="string" calcext:value-type="string">
            <text:p>LED GREEN CLEAR 0805 SMD</text:p>
          </table:table-cell>
          <table:table-cell office:value-type="string" calcext:value-type="string">
            <text:p><text:a xlink:href="https://www.digikey.com/product-detail/en/wurth-electronics-inc/150080GS75000/732-4983-1-ND/4489913" xlink:type="simple">https://www.digikey.com/product-detail/en/wurth-electronics-inc/150080GS75000/732-4983-1-ND/448991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3,D4</text:p>
          </table:table-cell>
          <table:table-cell office:value-type="string" calcext:value-type="string">
            <text:p>D_SOD-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D05A1B</text:p>
          </table:table-cell>
          <table:table-cell office:value-type="string" calcext:value-type="string">
            <text:p>751-1452-1-ND</text:p>
          </table:table-cell>
          <table:table-cell office:value-type="string" calcext:value-type="string">
            <text:p>Vishay Semiconductor Diodes Division</text:p>
          </table:table-cell>
          <table:table-cell office:value-type="string" calcext:value-type="string">
            <text:p>VESD05A1B-HD1-GS08</text:p>
          </table:table-cell>
          <table:table-cell office:value-type="string" calcext:value-type="string">
            <text:p>TVS DIODE 5VWM 11VC LLP10062L</text:p>
          </table:table-cell>
          <table:table-cell office:value-type="string" calcext:value-type="string">
            <text:p><text:a xlink:href="https://www.digikey.com/product-detail/en/vishay-semiconductor-diodes-division/VESD05A1B-HD1-GS08/751-1452-1-ND/1874713" xlink:type="simple">https://www.digikey.com/product-detail/en/vishay-semiconductor-diodes-division/VESD05A1B-HD1-GS08/751-1452-1-ND/187471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DR1,LDR2,LDR3,LDR4</text:p>
          </table:table-cell>
          <table:table-cell office:value-type="string" calcext:value-type="string">
            <text:p>r_0805_l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PDV-P8103-ND</text:p>
          </table:table-cell>
          <table:table-cell office:value-type="string" calcext:value-type="string">
            <text:p>Luna Optoelectronics</text:p>
          </table:table-cell>
          <table:table-cell office:value-type="string" calcext:value-type="string">
            <text:p>PDV-P8103</text:p>
          </table:table-cell>
          <table:table-cell office:value-type="string" calcext:value-type="string">
            <text:p>PHOTOCELL 16-33KOHM</text:p>
          </table:table-cell>
          <table:table-cell office:value-type="string" calcext:value-type="string">
            <text:p><text:a xlink:href="https://www.digikey.com/product-detail/en/luna-optoelectronics/PDV-P8103/PDV-P8103-ND/480610" xlink:type="simple">https://www.digikey.com/product-detail/en/luna-optoelectronics/PDV-P8103/PDV-P8103-ND/48061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office:value-type="string" calcext:value-type="string">
            <text:p>WM1399CT-ND</text:p>
          </table:table-cell>
          <table:table-cell office:value-type="string" calcext:value-type="string">
            <text:p>Molex, LLC</text:p>
          </table:table-cell>
          <table:table-cell table:style-name="ce10" office:value-type="float" office:value="1050170001" calcext:value-type="float">
            <text:p>1050170001</text:p>
          </table:table-cell>
          <table:table-cell table:style-name="ce10" office:value-type="string" calcext:value-type="string">
            <text:p>CONN RCPT MICRO USB R/A SMD</text:p>
          </table:table-cell>
          <table:table-cell office:value-type="string" calcext:value-type="string">
            <text:p><text:a xlink:href="https://www.digikey.com/product-detail/en/molex-llc/1050170001/WM1399CT-ND/2350885" xlink:type="simple">https://www.digikey.com/product-detail/en/molex-llc/1050170001/WM1399CT-ND/235088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DDC114TU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DC114TU-7-F</text:p>
          </table:table-cell>
          <table:table-cell office:value-type="string" calcext:value-type="string">
            <text:p>TRANS 2NPN PREBIAS 0.2W SOT363</text:p>
          </table:table-cell>
          <table:table-cell office:value-type="string" calcext:value-type="string">
            <text:p><text:a xlink:href="https://www.digikey.com/product-detail/en/diodes-incorporated/DDC114TU-7-F/DDC114TU-FDICT-ND/815483" xlink:type="simple">https://www.digikey.com/product-detail/en/diodes-incorporated/DDC114TU-7-F/DDC114TU-FDICT-ND/81548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,R2,R16,R18,R2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MCF0805JT470R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JT470R</text:p>
          </table:table-cell>
          <table:table-cell office:value-type="string" calcext:value-type="string">
            <text:p><text:s/>RES SMD 470 OHM 5% 1/8W 0805</text:p>
          </table:table-cell>
          <table:table-cell office:value-type="string" calcext:value-type="string">
            <text:p><text:a xlink:href="https://www.digikey.com/product-detail/en/stackpole-electronics-inc/RMCF0805JT470R/RMCF0805JT470RCT-ND/1942551" xlink:type="simple">https://www.digikey.com/product-detail/en/stackpole-electronics-inc/RMCF0805JT470R/RMCF0805JT470RCT-ND/1942551</text:a>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3,R6,R7,R10,R11,R12,R13,R14,R15,R24,R25</text:p>
          </table:table-cell>
          <table:table-cell office:value-type="string" calcext:value-type="string">
            <text:p>r_08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RES SMD 10K OHM 1% 1/8W 0805</text:p>
          </table:table-cell>
          <table:table-cell office:value-type="string" calcext:value-type="string">
            <text:p><text:a xlink:href="https://www.digikey.com/product-detail/en/stackpole-electronics-inc/RMCF0805FT10K0/RMCF0805FT10K0CT-ND/1942435" xlink:type="simple">https://www.digikey.com/product-detail/en/stackpole-electronics-inc/RMCF0805FT10K0/RMCF0805FT10K0CT-ND/194243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MCF0805FT1K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K00</text:p>
          </table:table-cell>
          <table:table-cell office:value-type="string" calcext:value-type="string">
            <text:p>RES SMD 1K OHM 1% 1/8W 0805</text:p>
          </table:table-cell>
          <table:table-cell office:value-type="string" calcext:value-type="string">
            <text:p><text:a xlink:href="https://www.digikey.com/product-detail/en/stackpole-electronics-inc/RMCF0805FT1K00/RMCF0805FT1K00CT-ND/1942370" xlink:type="simple">https://www.digikey.com/product-detail/en/stackpole-electronics-inc/RMCF0805FT1K00/RMCF0805FT1K00CT-ND/194237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MCF0805FT4K7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4K70</text:p>
          </table:table-cell>
          <table:table-cell office:value-type="string" calcext:value-type="string">
            <text:p>RES SMD 4.7K OHM 1% 1/8W 0805</text:p>
          </table:table-cell>
          <table:table-cell office:value-type="string" calcext:value-type="string">
            <text:p><text:a xlink:href="https://www.digikey.com/product-detail/en/stackpole-electronics-inc/RMCF0805FT4K70/RMCF0805FT4K70CT-ND/1942412" xlink:type="simple">https://www.digikey.com/product-detail/en/stackpole-electronics-inc/RMCF0805FT4K70/RMCF0805FT4K70CT-ND/194241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1,R2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MCF0805ZT0R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ZT0R00</text:p>
          </table:table-cell>
          <table:table-cell office:value-type="string" calcext:value-type="string">
            <text:p>RES SMD 0 OHM JUMPER 1/8W 0805</text:p>
          </table:table-cell>
          <table:table-cell office:value-type="string" calcext:value-type="string">
            <text:p><text:a xlink:href="https://www.digikey.com/product-detail/en/stackpole-electronics-inc/RMCF0805ZT0R00/RMCF0805ZT0R00CT-ND/1942606" xlink:type="simple">https://www.digikey.com/product-detail/en/stackpole-electronics-inc/RMCF0805ZT0R00/RMCF0805ZT0R00CT-ND/1942606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7" office:value-type="float" office:value="5050" calcext:value-type="float">
            <text:p>505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Shiji Lighting</text:p>
          </table:table-cell>
          <table:table-cell office:value-type="string" calcext:value-type="string">
            <text:p>APA102C</text:p>
          </table:table-cell>
          <table:table-cell office:value-type="string" calcext:value-type="string">
            <text:p>5050 SMD RGB LED with built-in contro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DS3231M+-ND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3231M+</text:p>
          </table:table-cell>
          <table:table-cell office:value-type="string" calcext:value-type="string">
            <text:p>IC RTC CLK/CALENDAR I2C 16-SOIC</text:p>
          </table:table-cell>
          <table:table-cell office:value-type="string" calcext:value-type="string">
            <text:p><text:a xlink:href="https://www.digikey.com/product-detail/en/maxim-integrated/DS3231M/DS3231M-ND/2402420" xlink:type="simple">https://www.digikey.com/product-detail/en/maxim-integrated/DS3231M/DS3231M-ND/240242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117-33</text:p>
          </table:table-cell>
          <table:table-cell office:value-type="string" calcext:value-type="string">
            <text:p>296-21112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1117-33CDCYR</text:p>
          </table:table-cell>
          <table:table-cell office:value-type="string" calcext:value-type="string">
            <text:p>IC REG LIN 3.3V 800MA SOT223-4</text:p>
          </table:table-cell>
          <table:table-cell office:value-type="string" calcext:value-type="string">
            <text:p><text:a xlink:href="https://www.digikey.com/product-detail/en/texas-instruments/TLV1117-33CDCYR/296-21112-1-ND/1217055" xlink:type="simple">https://www.digikey.com/product-detail/en/texas-instruments/TLV1117-33CDCYR/296-21112-1-ND/121705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336-3694-ND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IC BRIDGE USB TO UART 28QFN</text:p>
          </table:table-cell>
          <table:table-cell office:value-type="string" calcext:value-type="string">
            <text:p><text:a xlink:href="https://www.digikey.com/product-detail/en/silicon-labs/CP2102N-A01-GQFN28/336-3694-ND/6012519" xlink:type="simple">https://www.digikey.com/product-detail/en/silicon-labs/CP2102N-A01-GQFN28/336-3694-ND/6012519</text:a>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style-name="ce1" office:value-type="string" calcext:value-type="string">
            <text:p>DN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19,R20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20</text:p>
          </table:table-cell>
          <table:table-cell office:value-type="string" calcext:value-type="string">
            <text:p>Header_3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_ISP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3"/>
        </table:table-row>
        <table:table-row table:style-name="ro4" table:number-rows-repeated="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23:11:53.659888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9T23:12:31.806951725</dc:date>
    <dc:creator>Anool Mahidharia</dc:creator>
    <meta:editing-duration>PT2H22M20S</meta:editing-duration>
    <meta:editing-cycles>10</meta:editing-cycles>
    <meta:generator>LibreOffice/5.1.6.2$Linux_X86_64 LibreOffice_project/10m0$Build-2</meta:generator>
    <meta:document-statistic meta:table-count="1" meta:cell-count="282" meta:object-count="0"/>
  </office:meta>
</office:document-meta>
</file>